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431.8pt"/>
    </style:style>
    <style:style style:name="co6" style:family="table-column">
      <style:table-column-properties fo:break-before="auto" style:column-width="36.54pt"/>
    </style:style>
    <style:style style:name="co7" style:family="table-column">
      <style:table-column-properties fo:break-before="auto" style:column-width="140pt"/>
    </style:style>
    <style:style style:name="co8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27.16pt"/>
    </style:style>
    <style:style style:name="co12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38.24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8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column table:style-name="co12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5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0-06-06T03:00:07.531" calcext:value-type="date">
            <text:p>06/06/2020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<text:s/>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9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02:54:29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0-06-0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0-06-0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20-06-0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0-06-0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20-06-06T03:00:50.368000000</dc:date>
    <meta:editing-duration>P4DT18H58M28S</meta:editing-duration>
    <meta:editing-cycles>33</meta:editing-cycles>
    <meta:generator>LibreOffice/6.0.0.3$Windows_X86_64 LibreOffice_project/64a0f66915f38c6217de274f0aa8e15618924765</meta:generator>
    <dc:creator>Tom Haws</dc:creator>
    <meta:document-statistic meta:table-count="4" meta:cell-count="2640" meta:object-count="0"/>
  </office:meta>
</office:document-meta>
</file>